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10000013ABCA79F9C9ACB31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cm" svg:height="1.479cm" svg:x="4.4cm" svg:y="6.121cm">
          <draw:text-box>
            <text:p text:style-name="P1"><text:span text:style-name="T1">weight of parameters</text:span></text:p>
          </draw:text-box>
        </draw:frame>
        <draw:frame draw:style-name="gr2" draw:text-style-name="P2" draw:layer="layout" svg:width="2cm" svg:height="1.2cm" svg:x="1.5cm" svg:y="4.3cm">
          <draw:text-box>
            <text:p text:style-name="P1"><text:span text:style-name="T1">epoch</text:span></text:p>
          </draw:text-box>
        </draw:frame>
        <draw:frame draw:style-name="gr3" draw:text-style-name="P3" draw:layer="layout" svg:width="6.641cm" svg:height="5cm" svg:x="3cm" svg:y="1.3cm">
          <draw:image xlink:href="Pictures/10000000000001A10000013ABCA79F9C9ACB3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1:09:12.238098906</dc:date>
    <meta:editing-duration>PT21M6S</meta:editing-duration>
    <meta:editing-cycles>9</meta:editing-cycles>
    <meta:generator>LibreOffice/5.1.6.2$Linux_X86_64 LibreOffice_project/10m0$Build-2</meta:generator>
    <meta:document-statistic meta:object-count="3"/>
  </office:meta>
</office:document-meta>
</file>